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4d4c" officeooo:paragraph-rsid="00134d4c"/>
    </style:style>
    <style:style style:name="P2" style:family="paragraph" style:parent-style-name="Preformatted_20_Text">
      <style:text-properties fo:font-size="12pt" fo:font-weight="bold" officeooo:rsid="00134d4c" officeooo:paragraph-rsid="00134d4c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24292e" style:font-name="apple-system" fo:font-size="12pt" fo:letter-spacing="normal" fo:font-style="normal" fo:font-weight="normal" officeooo:rsid="00134d4c" officeooo:paragraph-rsid="00134d4c"/>
    </style:style>
    <style:style style:name="P4" style:family="paragraph" style:parent-style-name="Text_20_body">
      <style:text-properties officeooo:rsid="00134d4c" officeooo:paragraph-rsid="00134d4c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1665in" loext:contextual-spacing="false" fo:line-height="100%" fo:orphans="2" fo:widows="2"/>
      <style:text-properties fo:font-variant="normal" fo:text-transform="none" fo:color="#24292e" style:font-name="apple-system" fo:font-size="12pt" fo:letter-spacing="normal" fo:font-style="normal" fo:font-weight="normal" style:font-size-asian="12pt" style:font-size-complex="12pt"/>
    </style:style>
    <style:style style:name="P8" style:family="paragraph" style:parent-style-name="Preformatted_20_Text">
      <style:text-properties officeooo:rsid="00134d4c" officeooo:paragraph-rsid="00134d4c"/>
    </style:style>
    <style:style style:name="P9" style:family="paragraph" style:parent-style-name="Preformatted_20_Text">
      <style:paragraph-properties fo:line-height="100%"/>
      <style:text-properties fo:font-size="12pt" officeooo:rsid="00134d4c" officeooo:paragraph-rsid="00134d4c" style:font-size-asian="12pt" style:font-size-complex="12pt"/>
    </style:style>
    <style:style style:name="P10" style:family="paragraph" style:parent-style-name="Preformatted_20_Text">
      <style:text-properties fo:font-weight="bold" officeooo:paragraph-rsid="00134d4c"/>
    </style:style>
    <style:style style:name="P11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1ca719" style:font-weight-asian="normal" style:font-weight-complex="normal"/>
    </style:style>
    <style:style style:name="P12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rsid="001ca719" officeooo:paragraph-rsid="001ebff6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bold" officeooo:rsid="00134d4c" officeooo:paragraph-rsid="00134d4c" style:font-weight-asian="bold" style:font-weight-complex="bold"/>
    </style:style>
    <style:style style:name="P14" style:family="paragraph" style:parent-style-name="Table_20_Contents">
      <style:text-properties style:font-name="apple-system" fo:font-size="12pt" style:font-name-asian="DejaVu Sans Mono" style:font-size-asian="10pt" style:font-name-complex="Liberation Mono" style:font-size-complex="10pt"/>
    </style:style>
    <style:style style:name="P15" style:family="paragraph" style:parent-style-name="Table_20_Contents">
      <style:text-properties style:font-name="apple-system" fo:font-size="12pt" officeooo:rsid="001e5cc4" officeooo:paragraph-rsid="001e5cc4" style:font-name-asian="DejaVu Sans Mono" style:font-size-asian="10pt" style:font-name-complex="Liberation Mono" style:font-size-complex="10pt"/>
    </style:style>
    <style:style style:name="P16" style:family="paragraph" style:parent-style-name="Table_20_Contents">
      <style:text-properties style:font-name="apple-system" fo:font-size="12pt" fo:font-weight="bold" officeooo:rsid="001e5cc4" officeooo:paragraph-rsid="001e5cc4" style:font-name-asian="DejaVu Sans Mono" style:font-size-asian="10pt" style:font-weight-asian="bold" style:font-name-complex="Liberation Mono" style:font-size-complex="10pt" style:font-weight-complex="bold"/>
    </style:style>
    <style:style style:name="P17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style:font-name-asian="DejaVu Sans Mono" style:font-size-asian="10pt" style:font-name-complex="Liberation Mono" style:font-size-complex="10pt"/>
    </style:style>
    <style:style style:name="P18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officeooo:rsid="001e5cc4" officeooo:paragraph-rsid="001e5cc4" style:font-name-asian="DejaVu Sans Mono" style:font-size-asian="10pt" style:font-name-complex="Liberation Mono" style:font-size-complex="10pt"/>
    </style:style>
    <style:style style:name="P19" style:family="paragraph" style:parent-style-name="Table_20_Contents">
      <style:text-properties fo:font-variant="normal" fo:text-transform="none" fo:color="#24292e" style:font-name="apple-system" fo:font-size="12pt" fo:letter-spacing="normal" fo:font-style="normal" fo:font-weight="normal" officeooo:paragraph-rsid="001e5cc4" style:font-name-asian="DejaVu Sans Mono" style:font-size-asian="10pt" style:font-name-complex="Liberation Mono" style:font-size-complex="10pt"/>
    </style:style>
    <style:style style:name="T1" style:family="text">
      <style:text-properties officeooo:rsid="001ca719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style:font-weight-asian="bold" style:font-weight-complex="bold"/>
    </style:style>
    <style:style style:name="T4" style:family="text">
      <style:text-properties fo:font-variant="normal" fo:text-transform="none" fo:color="#24292e" style:font-name="apple-system" fo:letter-spacing="normal" fo:font-style="normal" fo:font-weight="bold"/>
    </style:style>
    <style:style style:name="T5" style:family="text">
      <style:text-properties fo:font-size="12pt" officeooo:rsid="00134d4c" style:font-size-asian="12pt" style:font-weight-asian="bold" style:font-size-complex="12pt" style:font-weight-complex="bold"/>
    </style:style>
    <style:style style:name="T6" style:family="text">
      <style:text-properties officeooo:rsid="00134d4c" style:font-weight-asian="bold" style:font-weight-complex="bold"/>
    </style:style>
    <style:style style:name="T7" style:family="text">
      <style:text-properties officeooo:rsid="001e4572"/>
    </style:style>
    <style:style style:name="T8" style:family="text">
      <style:text-properties officeooo:rsid="001e5cc4"/>
    </style:style>
    <style:style style:name="T9" style:family="text">
      <style:text-properties officeooo:rsid="001ebff6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4">Traffic Sign Recognition</text:span></text:span></text:p>
      <text:p text:style-name="P1"/>
      <text:p text:style-name="P4"><text:span text:style-name="Strong_20_Emphasis"><text:span text:style-name="T2">Build a Traffic Sign Recognition Project</text:span></text:span></text:p>
      <text:p text:style-name="P5">The goals / steps of this project are the following:</text:p>
      <text:list xml:id="list72543230" text:style-name="L1">
        <text:list-item>
          <text:p text:style-name="P7">Load the data set (see below for links to the project data set)</text:p>
        </text:list-item>
        <text:list-item>
          <text:p text:style-name="P7">Explore, summarize and visualize the data set</text:p>
        </text:list-item>
        <text:list-item>
          <text:p text:style-name="P7">Design, train and test a model architecture</text:p>
        </text:list-item>
        <text:list-item>
          <text:p text:style-name="P7">Use the model to make predictions on new images</text:p>
        </text:list-item>
        <text:list-item>
          <text:p text:style-name="P7">Analyze the softmax probabilities of the new images</text:p>
        </text:list-item>
        <text:list-item>
          <text:p text:style-name="P7">Summarize the results with a written report</text:p>
        </text:list-item>
      </text:list>
      <text:p text:style-name="P9"/>
      <text:p text:style-name="P10"><text:span text:style-name="T5">1.</text:span><text:span text:style-name="T6"> </text:span><text:span text:style-name="T3">Data Set Summary &amp; Exploration</text:span></text:p>
      <text:p text:style-name="P1"/>
      <text:p text:style-name="P1"/>
      <text:p text:style-name="P3">I used the pandas library to calculate summary statistics of the traffic signs data set:</text:p>
      <text:list xml:id="list811701328" text:style-name="L2">
        <text:list-item>
          <text:p text:style-name="P6">The size of training set is 34799</text:p>
        </text:list-item>
        <text:list-item>
          <text:p text:style-name="P6">The size of the validation set is 4410</text:p>
        </text:list-item>
        <text:list-item>
          <text:p text:style-name="P6">The size of test set is 12630</text:p>
        </text:list-item>
        <text:list-item>
          <text:p text:style-name="P6">The shape of a traffic sign image is 32x32x3</text:p>
        </text:list-item>
        <text:list-item>
          <text:p text:style-name="P6">The number of unique classes/labels in the data set is 43</text:p>
        </text:list-item>
      </text:list>
      <text:p text:style-name="P13"><text:span text:style-name="T1">2. </text:span>Design and Test a Model Architecture</text:p>
      <text:p text:style-name="P13"/>
      <text:p text:style-name="P11">(1). The raw image is a 32x32x3 image, since the image color contains information about the traffic sign, I did not convert the image to gray scale. For pre-processing, the raw image is normalized, then fed into the CNN.</text:p>
      <text:p text:style-name="P11"/>
      <text:p text:style-name="P11">(2). The following table shows the <text:span text:style-name="T7">structure of the CNN</text:span></text:p>
      <text:p text:style-name="P11"/>
      <text:p text:style-name="P1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6">Layers</text:p>
          </table:table-cell>
          <table:table-cell table:style-name="Table1.B1" office:value-type="string">
            <text:p text:style-name="P16">Detail</text:p>
          </table:table-cell>
        </table:table-row>
        <table:table-row>
          <table:table-cell table:style-name="Table1.A2" office:value-type="string">
            <text:p text:style-name="P15">Input </text:p>
          </table:table-cell>
          <table:table-cell table:style-name="Table1.B2" office:value-type="string">
            <text:p text:style-name="P15">32x32x3 RGB image</text:p>
          </table:table-cell>
        </table:table-row>
        <table:table-row>
          <table:table-cell table:style-name="Table1.A2" office:value-type="string">
            <text:p text:style-name="P15">CNN 5x5x3</text:p>
          </table:table-cell>
          <table:table-cell table:style-name="Table1.B2" office:value-type="string">
            <text:p text:style-name="P17">1x1 stride, <text:span text:style-name="T8">valid</text:span> padding, outputs <text:span text:style-name="T8">28</text:span>x<text:span text:style-name="T8">28</text:span>x<text:span text:style-name="T8">40</text:span></text:p>
          </table:table-cell>
        </table:table-row>
        <text:soft-page-break/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Max Pooling </text:p>
          </table:table-cell>
          <table:table-cell table:style-name="Table1.B2" office:value-type="string">
            <text:p text:style-name="P17">2x2 stride, outputs <text:span text:style-name="T8">14</text:span>x<text:span text:style-name="T8">14</text:span>x<text:span text:style-name="T8">40</text:span></text:p>
          </table:table-cell>
        </table:table-row>
        <table:table-row>
          <table:table-cell table:style-name="Table1.A2" office:value-type="string">
            <text:p text:style-name="P15">CNN 5x5x3</text:p>
          </table:table-cell>
          <table:table-cell table:style-name="Table1.B2" office:value-type="string">
            <text:p text:style-name="P19">1x1 stride, <text:span text:style-name="T8">valid</text:span> padding, outputs <text:span text:style-name="T8">10</text:span>x<text:span text:style-name="T8">10</text:span>x<text:span text:style-name="T8">30</text:span></text:p>
          </table:table-cell>
        </table:table-row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Max Pooling </text:p>
          </table:table-cell>
          <table:table-cell table:style-name="Table1.B2" office:value-type="string">
            <text:p text:style-name="P19">2x2 stride, outputs <text:span text:style-name="T8">5</text:span>x<text:span text:style-name="T8">5</text:span>x<text:span text:style-name="T8">30</text:span></text:p>
          </table:table-cell>
        </table:table-row>
        <table:table-row>
          <table:table-cell table:style-name="Table1.A2" office:value-type="string">
            <text:p text:style-name="P15">Flatten</text:p>
          </table:table-cell>
          <table:table-cell table:style-name="Table1.B2" office:value-type="string">
            <text:p text:style-name="P15">700</text:p>
          </table:table-cell>
        </table:table-row>
        <table:table-row>
          <table:table-cell table:style-name="Table1.A2" office:value-type="string">
            <text:p text:style-name="P15">Fully connected</text:p>
          </table:table-cell>
          <table:table-cell table:style-name="Table1.B2" office:value-type="string">
            <text:p text:style-name="P15">Weights 700x500</text:p>
          </table:table-cell>
        </table:table-row>
        <table:table-row>
          <table:table-cell table:style-name="Table1.A2" office:value-type="string">
            <text:p text:style-name="P18">RELU &amp; Drop out (0.7)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ully connected</text:p>
          </table:table-cell>
          <table:table-cell table:style-name="Table1.B2" office:value-type="string">
            <text:p text:style-name="P15">Weights 500x300</text:p>
          </table:table-cell>
        </table:table-row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ully connected</text:p>
          </table:table-cell>
          <table:table-cell table:style-name="Table1.B2" office:value-type="string">
            <text:p text:style-name="P15">Weights 300x200</text:p>
          </table:table-cell>
        </table:table-row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ully connected</text:p>
          </table:table-cell>
          <table:table-cell table:style-name="Table1.B2" office:value-type="string">
            <text:p text:style-name="P15">Weights 200x100</text:p>
          </table:table-cell>
        </table:table-row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Fully connected</text:p>
          </table:table-cell>
          <table:table-cell table:style-name="Table1.B2" office:value-type="string">
            <text:p text:style-name="P15">Weights 100x80</text:p>
          </table:table-cell>
        </table:table-row>
        <table:table-row>
          <table:table-cell table:style-name="Table1.A2" office:value-type="string">
            <text:p text:style-name="P18">RELU</text:p>
          </table:table-cell>
          <table:table-cell table:style-name="Table1.B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8">Output</text:p>
          </table:table-cell>
          <table:table-cell table:style-name="Table1.B2" office:value-type="string">
            <text:p text:style-name="P15">Weights 80x43</text:p>
          </table:table-cell>
        </table:table-row>
      </table:table>
      <text:p text:style-name="P11"/>
      <text:p text:style-name="P11"/>
      <text:p text:style-name="P12">(2). <text:span text:style-name="T9">The batch size used for training is 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17T23:47:13.369492440</dc:date>
    <meta:editing-duration>PT25M19S</meta:editing-duration>
    <meta:editing-cycles>12</meta:editing-cycles>
    <meta:document-statistic meta:table-count="1" meta:image-count="0" meta:object-count="0" meta:page-count="2" meta:paragraph-count="53" meta:word-count="278" meta:character-count="1536" meta:non-whitespace-character-count="1318"/>
  </office:meta>
</office:document-meta>
</file>